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list-style-name="L5">
      <style:text-properties fo:font-weight="bold" style:font-weight-asian="bold" style:font-weight-complex="bold"/>
    </style:style>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T1" style:family="text">
      <style:text-properties officeooo:rsid="00174263"/>
    </style:style>
    <style:style style:name="T2" style:family="text">
      <style:text-properties fo:font-weight="bold" style:font-weight-asian="bold" style:font-weight-complex="bold"/>
    </style:style>
    <style:style style:name="T3" style:family="text">
      <style:text-properties officeooo:rsid="001cd2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utomatic Memory Management</text:p>
      <text:p text:style-name="Standard"/>
      <text:p text:style-name="P1">Underlying principle</text:p>
      <text:p text:style-name="Standard">Deallocate memory allocated to objects which will never be used again.</text:p>
      <text:p text:style-name="Standard"/>
      <text:p text:style-name="P1">How do we know that an object will never be used again?</text:p>
      <text:p text:style-name="Standard">If a program can't find an object through some reference(direct or indirect) in it, then the object will never be used again. In other words an object will never be used again if it is unreachable.</text:p>
      <text:p text:style-name="Standard"/>
      <text:p text:style-name="P1">Reachability of an object</text:p>
      <text:p text:style-name="Standard">Formally an object is reachable if there exists a pointer to it in a register or another reachable object contains a pointer to <text:span text:style-name="T1">it</text:span>.</text:p>
      <text:p text:style-name="Standard"/>
      <text:p text:style-name="P1">How can all reachable objects be found?</text:p>
      <text:p text:style-name="Standard">By starting from registers and following all pointers.</text:p>
      <text:p text:style-name="Standard"/>
      <text:p text:style-name="P1">Reachability is an approximation – Justify ???</text:p>
      <text:p text:style-name="Standard">An object which appears statically reachable might infact be unreachable dynamically</text:p>
      <text:p text:style-name="Standard"/>
      <text:p text:style-name="Standard">It is not the case that every unreachable object has no pointers to it. It may have pointers fr<text:span text:style-name="T1">o</text:span>m other unreachable objects.</text:p>
      <text:p text:style-name="Standard"/>
      <text:p text:style-name="P1">Typical garbage collection <text:span text:style-name="T1">a</text:span>lgorithm</text:p>
      <text:list xml:id="list8478595191" text:style-name="L1">
        <text:list-item>
          <text:p text:style-name="P4">Allocate space for new objects.</text:p>
        </text:list-item>
        <text:list-item>
          <text:p text:style-name="P4">When space runs out</text:p>
          <text:list>
            <text:list-item>
              <text:p text:style-name="P4">Compute what objects might be used again(generally by starting at root registers and tracing reachable objects).</text:p>
            </text:list-item>
            <text:list-item>
              <text:p text:style-name="P4">Free the space used by objects not <text:span text:style-name="T3">reachable</text:span> in the above run.</text:p>
            </text:list-item>
          </text:list>
        </text:list-item>
      </text:list>
      <text:p text:style-name="Standard"/>
      <text:p text:style-name="P1">Advantages of garbage collection</text:p>
      <text:list xml:id="list712677448" text:style-name="L2">
        <text:list-item>
          <text:p text:style-name="P5">Prevents serious storage bugs</text:p>
          <text:list>
            <text:list-item>
              <text:p text:style-name="P5">Memory leaks</text:p>
            </text:list-item>
            <text:list-item>
              <text:p text:style-name="P5">...</text:p>
            </text:list-item>
          </text:list>
        </text:list-item>
      </text:list>
      <text:p text:style-name="Standard"/>
      <text:p text:style-name="P1">Disadvantages</text:p>
      <text:list xml:id="list1770208809" text:style-name="L3">
        <text:list-item>
          <text:p text:style-name="P6">Reduces programmer control on</text:p>
          <text:list>
            <text:list-item>
              <text:p text:style-name="P6">layout of data in memory</text:p>
            </text:list-item>
            <text:list-item>
              <text:p text:style-name="P6">when memory is deallocated</text:p>
            </text:list-item>
          </text:list>
        </text:list-item>
        <text:list-item>
          <text:p text:style-name="P6">Pauses for GC are problematic in real-time applications</text:p>
        </text:list-item>
      </text:list>
      <text:p text:style-name="Standard"/>
      <text:p text:style-name="P1">Garbage collection schemes</text:p>
      <text:list xml:id="list1302107317" text:style-name="L4">
        <text:list-item>
          <text:p text:style-name="P7"><text:a xlink:type="simple" xlink:href="../Mark%20and%20sweep%20garbage%20collector.odt">Mark and sweep</text:a></text:p>
        </text:list-item>
        <text:list-item>
          <text:p text:style-name="P7"><text:a xlink:type="simple" xlink:href="../Stop%20and%20copy%20garbage%20collectors.odt">Stop and copy</text:a></text:p>
        </text:list-item>
        <text:list-item>
          <text:p text:style-name="P7"><text:a xlink:type="simple" xlink:href="../Reference%20counting%20garbage%20collector.odt">Reference count</text:a></text:p>
        </text:list-item>
      </text:list>
      <text:p text:style-name="Standard"><text:span text:style-name="T2"/></text:p>
      <text:p text:style-name="Standard"><text:span text:style-name="T2">Advanced garbage collections algorithms</text:span></text:p>
      <text:list xml:id="list398942635" text:style-name="L10">
        <text:list-item>
          <text:p text:style-name="P14">Concurrent GC algorithms – Allow program to run while garbage collection is going on</text:p>
        </text:list-item>
        <text:list-item>
          <text:p text:style-name="P14">Generational GC algorithms – Do no scan long lived objects in every scan</text:p>
        </text:list-item>
        <text:list-item>
          <text:p text:style-name="P14">Real time GC algorithms – Have bounded pauses</text:p>
        </text:list-item>
        <text:list-item>
          <text:p text:style-name="P14">Parallel GC algorithms – Several GC collectors work togeth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6-28T17:21:26</meta:creation-date>
    <dc:date>2013-02-08T09:23:16</dc:date>
    <dc:creator>Kempa </dc:creator>
    <meta:editing-duration>PT3H2M30S</meta:editing-duration>
    <meta:editing-cycles>21</meta:editing-cycles>
    <meta:generator>LibreOffice/3.6$Linux_x86 LibreOffice_project/360m1$Build-2</meta:generator>
    <meta:document-statistic meta:table-count="0" meta:image-count="0" meta:object-count="0" meta:page-count="1" meta:paragraph-count="35" meta:word-count="298" meta:character-count="1741" meta:non-whitespace-character-count="1496"/>
  </office:meta>
</office:document-meta>
</file>